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2" svg:font-family="Cali"/>
    <style:font-face style:name="Calib1" svg:font-family="Calib"/>
    <style:font-face style:name="Lohit Devanagari1" svg:font-family="'Lohit Devanagari'"/>
    <style:font-face style:name="Cali" svg:font-family="Cali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Cali1" svg:font-family="Cali" style:font-pitch="variable"/>
    <style:font-face style:name="Calib" svg:font-family="Calib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484" officeooo:paragraph-rsid="0006c484"/>
    </style:style>
    <style:style style:name="P2" style:family="paragraph" style:parent-style-name="Standard">
      <style:text-properties fo:color="#000000" style:font-name="Calibri" fo:font-weight="bold" officeooo:rsid="000789b8" officeooo:paragraph-rsid="0006c484" style:font-weight-asian="bold" style:font-weight-complex="bold"/>
    </style:style>
    <style:style style:name="P3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e99ae" officeooo:paragraph-rsid="0013d745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-0.5618in" fo:text-align="start" style:justify-single-word="false" fo:text-indent="0in" style:auto-text-indent="false" fo:background-color="transparent"/>
      <style:text-properties style:font-name="FreeSans1" fo:font-weight="bold" officeooo:rsid="0009614a" officeooo:paragraph-rsid="0009614a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-0.6252in" fo:margin-right="-0.5618in" fo:text-align="start" style:justify-single-word="false" fo:text-indent="0in" style:auto-text-indent="false" fo:background-color="transparent"/>
      <style:text-properties style:font-name="FreeSans1" officeooo:rsid="0009614a" officeooo:paragraph-rsid="0009614a"/>
    </style:style>
    <style:style style:name="P6" style:family="paragraph" style:parent-style-name="Standard">
      <loext:graphic-properties draw:fill="none"/>
      <style:paragraph-properties fo:margin-left="-0.6252in" fo:margin-right="-0.5618in" fo:text-align="start" style:justify-single-word="false" fo:text-indent="0in" style:auto-text-indent="false" fo:background-color="transparent"/>
      <style:text-properties style:font-name="FreeSans1" fo:font-weight="bold" officeooo:rsid="0009614a" officeooo:paragraph-rsid="0009614a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-0.6252in" fo:margin-right="-0.5618in" fo:line-height="115%" fo:text-align="start" style:justify-single-word="false" fo:text-indent="0in" style:auto-text-indent="false" fo:background-color="transparent"/>
      <style:text-properties style:font-name="FreeSans1" fo:font-weight="bold" officeooo:rsid="0009614a" officeooo:paragraph-rsid="0013d745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-0.6252in" fo:margin-right="-0.5618in" fo:line-height="115%" fo:text-align="start" style:justify-single-word="false" fo:text-indent="0in" style:auto-text-indent="false" fo:background-color="transparent"/>
      <style:text-properties style:font-name="FreeSans1" fo:font-weight="bold" officeooo:rsid="000cb8a6" officeooo:paragraph-rsid="000cb8a6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0.6252in" fo:margin-right="-0.5618in" fo:line-height="115%" fo:text-align="start" style:justify-single-word="false" fo:text-indent="0in" style:auto-text-indent="false" fo:background-color="transparent"/>
      <style:text-properties officeooo:paragraph-rsid="0009614a"/>
    </style:style>
    <style:style style:name="P10" style:family="paragraph" style:parent-style-name="Standard" style:list-style-name="L1">
      <loext:graphic-properties draw:fill="none"/>
      <style:paragraph-properties fo:line-height="115%" fo:text-align="start" style:justify-single-word="false" fo:background-color="transparent"/>
      <style:text-properties fo:font-weight="normal" officeooo:rsid="000d6059" officeooo:paragraph-rsid="000d6059" style:font-weight-asian="normal" style:font-weight-complex="normal"/>
    </style:style>
    <style:style style:name="P11" style:family="paragraph" style:parent-style-name="Standard" style:list-style-name="L3">
      <loext:graphic-properties draw:fill="none"/>
      <style:paragraph-properties fo:line-height="115%" fo:text-align="start" style:justify-single-word="false" fo:background-color="transparent"/>
      <style:text-properties fo:font-weight="normal" officeooo:rsid="000d6059" officeooo:paragraph-rsid="000d6059" style:font-weight-asian="normal" style:font-weight-complex="normal"/>
    </style:style>
    <style:style style:name="P12" style:family="paragraph" style:parent-style-name="Standard" style:list-style-name="L7">
      <loext:graphic-properties draw:fill="none"/>
      <style:paragraph-properties fo:line-height="115%" fo:text-align="start" style:justify-single-word="false" fo:background-color="transparent"/>
      <style:text-properties fo:font-weight="normal" officeooo:rsid="000e99ae" officeooo:paragraph-rsid="000e99ae" style:font-weight-asian="normal" style:font-weight-complex="normal"/>
    </style:style>
    <style:style style:name="P13" style:family="paragraph" style:parent-style-name="Standard" style:list-style-name="L1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14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15" style:family="paragraph" style:parent-style-name="Standard" style:list-style-name="L3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16" style:family="paragraph" style:parent-style-name="Standard" style:list-style-name="L4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17" style:family="paragraph" style:parent-style-name="Standard" style:list-style-name="L5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0d6059" style:font-weight-asian="normal" style:font-weight-complex="normal"/>
    </style:style>
    <style:style style:name="P18" style:family="paragraph" style:parent-style-name="Standard" style:list-style-name="L5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d6059" officeooo:paragraph-rsid="0013d745" style:font-weight-asian="normal" style:font-weight-complex="normal"/>
    </style:style>
    <style:style style:name="P19" style:family="paragraph" style:parent-style-name="Standard" style:list-style-name="L6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e99ae" officeooo:paragraph-rsid="0013d745" style:font-weight-asian="normal" style:font-weight-complex="normal"/>
    </style:style>
    <style:style style:name="P20" style:family="paragraph" style:parent-style-name="Standard" style:list-style-name="L7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e99ae" officeooo:paragraph-rsid="000e99ae" style:font-weight-asian="normal" style:font-weight-complex="normal"/>
    </style:style>
    <style:style style:name="P21" style:family="paragraph" style:parent-style-name="Standard" style:list-style-name="L7">
      <loext:graphic-properties draw:fill="none"/>
      <style:paragraph-properties fo:line-height="115%" fo:text-align="start" style:justify-single-word="false" fo:background-color="transparent"/>
      <style:text-properties style:font-name="FreeSans1" fo:font-weight="normal" officeooo:rsid="000e99ae" officeooo:paragraph-rsid="0013d745" style:font-weight-asian="normal" style:font-weight-complex="normal"/>
    </style:style>
    <style:style style:name="P22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officeooo:rsid="000d6059" officeooo:paragraph-rsid="000d6059"/>
    </style:style>
    <style:style style:name="P23" style:family="paragraph" style:parent-style-name="Standard" style:list-style-name="L5">
      <loext:graphic-properties draw:fill="none"/>
      <style:paragraph-properties fo:margin-left="-0.6252in" fo:margin-right="-0.5618in" fo:line-height="115%" fo:text-align="start" style:justify-single-word="false" fo:text-indent="0in" style:auto-text-indent="false" fo:background-color="transparent"/>
      <style:text-properties style:font-name="FreeSans1" fo:font-weight="bold" officeooo:rsid="000cb8a6" officeooo:paragraph-rsid="0013d745" style:font-weight-asian="bold" style:font-weight-complex="bold"/>
    </style:style>
    <style:style style:name="P24" style:family="paragraph" style:parent-style-name="Standard" style:list-style-name="L7">
      <loext:graphic-properties draw:fill="none"/>
      <style:paragraph-properties fo:margin-left="-0.6252in" fo:margin-right="-0.5618in" fo:line-height="115%" fo:text-align="start" style:justify-single-word="false" fo:text-indent="0in" style:auto-text-indent="false" fo:background-color="transparent"/>
      <style:text-properties style:font-name="FreeSans1" fo:font-weight="bold" officeooo:rsid="0009614a" officeooo:paragraph-rsid="0013d745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line-height="200%"/>
    </style:style>
    <style:style style:name="P27" style:family="paragraph">
      <loext:graphic-properties draw:fill="none" draw:fill-color="#ffffff"/>
      <style:paragraph-properties fo:margin-top="0.0398in" fo:margin-bottom="0.0398in" fo:line-height="200%" style:writing-mode="lr-tb"/>
      <style:text-properties style:font-name="FreeSans1" fo:font-size="12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margin-top="0.0398in" fo:margin-bottom="0.0398in" fo:line-height="200%" style:writing-mode="lr-tb"/>
      <style:text-properties style:font-name="FreeSans1" fo:font-weight="bold" style:font-weight-asian="bold" style:font-weight-complex="bold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paragraph-properties fo:margin-top="0.0398in" fo:margin-bottom="0.0398in" fo:line-height="200%" style:writing-mode="lr-tb"/>
      <style:text-properties style:font-name="FreeSans1"/>
    </style:style>
    <style:style style:name="P31" style:family="paragraph">
      <style:paragraph-properties fo:line-height="150%"/>
    </style:style>
    <style:style style:name="P32" style:family="paragraph">
      <loext:graphic-properties draw:fill="none" draw:fill-color="#ffffff"/>
      <style:paragraph-properties style:writing-mode="lr-tb"/>
      <style:text-properties style:font-name="Calib1" fo:font-weight="bold" style:font-weight-asian="bold" style:font-weight-complex="bold"/>
    </style:style>
    <style:style style:name="P33" style:family="paragraph">
      <loext:graphic-properties draw:fill-color="#eeeeee"/>
      <style:text-properties fo:font-size="12pt"/>
    </style:style>
    <style:style style:name="P34" style:family="paragraph">
      <style:paragraph-properties fo:margin-left="0in" fo:margin-right="0in" fo:margin-top="0in" fo:margin-bottom="0in" fo:line-height="115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6f9d4" style:text-outline="false" style:text-line-through-style="none" style:text-line-through-type="none" style:text-position="0% 100%" style:font-name="Cali2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in" fo:margin-right="0in" fo:margin-top="0.0791in" fo:margin-bottom="0.0791in" fo:line-height="115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6f9d4" style:text-outline="false" style:text-line-through-style="none" style:text-line-through-type="none" style:text-position="0% 100%" style:font-name="Cali2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6" style:family="paragraph">
      <loext:graphic-properties draw:fill-color="#800080"/>
      <style:paragraph-properties fo:margin-left="0in" fo:margin-right="0in" fo:margin-top="0in" fo:margin-bottom="0in" fo:line-height="115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6f9d4" style:text-outline="false" style:text-line-through-style="none" style:text-line-through-type="none" style:text-position="0% 100%" style:font-name="Cali2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FreeSans1"/>
    </style:style>
    <style:style style:name="T2" style:family="text">
      <style:text-properties style:font-name="FreeSans1" fo:font-weight="bold" officeooo:rsid="0009614a" style:font-weight-asian="bold" style:font-weight-complex="bold"/>
    </style:style>
    <style:style style:name="T3" style:family="text">
      <style:text-properties style:font-name="FreeSans1" fo:font-weight="bold" officeooo:rsid="000cb8a6" style:font-weight-asian="bold" style:font-weight-complex="bold"/>
    </style:style>
    <style:style style:name="T4" style:family="text">
      <style:text-properties style:font-name="FreeSans1" fo:font-weight="bold" officeooo:rsid="0013d745" style:font-weight-asian="bold" style:font-weight-complex="bold"/>
    </style:style>
    <style:style style:name="T5" style:family="text">
      <style:text-properties style:font-name="FreeSans1" fo:font-weight="normal" style:font-weight-asian="normal" style:font-weight-complex="normal"/>
    </style:style>
    <style:style style:name="T6" style:family="text">
      <style:text-properties style:font-name="FreeSans1" officeooo:rsid="000cb8a6"/>
    </style:style>
    <style:style style:name="T7" style:family="text">
      <style:text-properties style:font-name="FreeSans1" officeooo:rsid="0009614a"/>
    </style:style>
    <style:style style:name="T8" style:family="text">
      <style:text-properties officeooo:rsid="000d6059"/>
    </style:style>
    <style:style style:name="T9" style:family="text">
      <style:text-properties officeooo:rsid="00112e8e"/>
    </style:style>
    <style:style style:name="T10" style:family="text">
      <style:text-properties style:font-name="FreeSans1" fo:font-size="18pt" fo:font-weight="bold" style:font-size-asian="15pt" style:font-weight-asian="bold" style:font-size-complex="18pt" style:font-weight-complex="bold"/>
    </style:style>
    <style:style style:name="T11" style:family="text">
      <style:text-properties style:font-name="FreeSans1" fo:font-weight="bold" style:font-weight-asian="bold" style:font-weight-complex="bold"/>
    </style:style>
    <style:style style:name="T12" style:family="text">
      <style:text-properties style:font-name="FreeSans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FreeSans1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Calib1" fo:font-weight="bold" style:font-weight-asian="bold" style:font-weight-complex="bold"/>
    </style:style>
    <style:style style:name="T15" style:family="text">
      <style:text-properties fo:font-variant="normal" fo:text-transform="none" fo:color="#f6f9d4" style:text-outline="false" style:text-line-through-style="none" style:text-line-through-type="none" style:text-position="0% 100%" style:font-name="FreeSans1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bold" style:font-name-complex="Lohit Devanagari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f6f9d4" style:text-outline="false" style:text-line-through-style="none" style:text-line-through-type="none" style:text-position="0% 100%" style:font-name="FreeSans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f6f9d4" style:text-outline="false" style:text-line-through-style="none" style:text-line-through-type="none" style:text-position="0% 100%" style:font-name="FreeSans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6f9d4" style:text-outline="false" style:text-line-through-style="none" style:text-line-through-type="none" style:text-position="0% 100%" style:font-name="Cali2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-0.12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-0.12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7.0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4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eeeeee" draw:textarea-horizontal-align="justify" draw:textarea-vertical-align="middle" draw:auto-grow-height="false" fo:min-height="10.2409in" fo:min-width="1.8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0080" draw:textarea-horizontal-align="justify" draw:textarea-vertical-align="top" draw:auto-grow-height="false" fo:min-height="1.2528in" fo:min-width="8.2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8" draw:text-style-name="P36" svg:width="8.2787in" svg:height="1.2531in" svg:x="-0.8209in" svg:y="-0.7874in"><text:p text:style-name="P34"><text:span text:style-name="T15"><text:s/></text:span><text:span text:style-name="T15">Muhammad Sherjeel Akhtar</text:span></text:p><text:p text:style-name="P35"><text:span text:style-name="T16"><text:s text:c="2"/></text:span><text:span text:style-name="T17">Bachelors Student</text:span></text:p><text:p text:style-name="P34"><text:span text:style-name="T18"/></text:p><draw:enhanced-geometry svg:viewBox="0 0 21600 21600" draw:type="rectangle" draw:enhanced-path="M 0 0 L 21600 0 21600 21600 0 21600 0 0 Z N"/></draw:custom-shape>X</text:p>
      <text:p text:style-name="P1"/>
      <text:p text:style-name="P1"><draw:frame text:anchor-type="paragraph" draw:z-index="2" draw:name="Shape2" draw:style-name="gr6" draw:text-style-name="P32" svg:width="1.7598in" svg:height="2.7622in" svg:x="5.7193in" svg:y="0.1835in"><draw:text-box><text:p><text:span text:style-name="T10">Contact</text:span></text:p><text:p><text:span text:style-name="T11"/></text:p><text:p text:style-name="P31"><text:span text:style-name="T13">Address</text:span></text:p><text:p text:style-name="P31"><text:span text:style-name="T12">Punjab,Pakistan</text:span></text:p><text:p text:style-name="P31"><text:span text:style-name="T13">Phone</text:span></text:p><text:p text:style-name="P31"><text:span text:style-name="T12">03029719813</text:span></text:p><text:p text:style-name="P31"><text:span text:style-name="T13">Email</text:span></text:p><text:p text:style-name="P31"><text:span text:style-name="T12"><text:a xlink:href="mailto:janeebee1092@gmail.com" xlink:type="simple">janeebee1092@gmail.com</text:a></text:span></text:p><text:p text:style-name="P31"><text:span text:style-name="T12"/></text:p><text:p><text:span text:style-name="T11"/></text:p><text:p><text:span text:style-name="T14"/></text:p></draw:text-box></draw:frame><draw:frame text:anchor-type="paragraph" draw:z-index="4" draw:name="Shape4" draw:style-name="gr4" draw:text-style-name="P30" svg:width="6.198in" svg:height="1.948in" svg:x="-0.6429in" svg:y="0.1654in"><draw:text-box><text:p text:style-name="P26"><text:span text:style-name="T1">To secure a challenging position in a reputable organization to expand my learnings, knowledge and skills. My expertise are Web Development, Intermediate Level Programming, Entry Level Penetration Testing And WordPress Site Handler And Creation Expert.</text:span></text:p></draw:text-box></draw:frame><draw:custom-shape text:anchor-type="paragraph" draw:z-index="1" draw:name="Shape3" draw:style-name="gr7" draw:text-style-name="P33" svg:width="1.8752in" svg:height="10.2413in" svg:x="5.6043in" svg:y="0.0819in"><text:p/><draw:enhanced-geometry svg:viewBox="0 0 21600 21600" draw:type="rectangle" draw:enhanced-path="M 0 0 L 21600 0 21600 21600 0 21600 0 0 Z N"/></draw:custom-shape></text:p>
      <text:p text:style-name="P1"/>
      <text:p text:style-name="P2"><draw:line text:anchor-type="paragraph" draw:z-index="8" draw:name="Shape6" draw:style-name="gr1" draw:text-style-name="P25" svg:x1="5.6043in" svg:y1="0.1465in" svg:x2="7.4795in" svg:y2="0.1465in"><text:p/></draw:line></text:p>
      <text:p text:style-name="P5"><draw:frame text:anchor-type="paragraph" draw:z-index="3" draw:name="Shape2_0" draw:style-name="gr5" draw:text-style-name="P32" svg:width="1.7598in" svg:height="7.0594in" svg:x="6.1134in" svg:y="2.152in"><draw:text-box><text:p><text:span text:style-name="T10">Skills</text:span></text:p><text:p><text:span text:style-name="T11"/></text:p><text:p text:style-name="P31"><text:span text:style-name="T12">- Web Development</text:span></text:p><text:p text:style-name="P31"><text:span text:style-name="T12">* <text:s/>* <text:s/>* <text:s/>* <text:s/>*</text:span></text:p><text:p text:style-name="P31"><text:span text:style-name="T12">- C++ Expert </text:span></text:p><text:p text:style-name="P31"><text:span text:style-name="T12">* <text:s/>* <text:s/>* <text:s/>*</text:span></text:p><text:p text:style-name="P31"><text:span text:style-name="T12">- Penetration Testing</text:span></text:p><text:p text:style-name="P31"><text:span text:style-name="T12">* <text:s/>* <text:s/>*</text:span></text:p><text:p text:style-name="P31"><text:span text:style-name="T12">- WordPress Handler</text:span></text:p><text:p text:style-name="P31"><text:span text:style-name="T12">* <text:s text:c="2"/>* <text:s text:c="2"/>* <text:s text:c="2"/>* <text:s text:c="2"/>*</text:span></text:p><text:p text:style-name="P31"><text:span text:style-name="T12">- Front-End Designer</text:span></text:p><text:p text:style-name="P31"><text:span text:style-name="T12">* <text:s/>* <text:s/>* <text:s/>* <text:s/>* <text:s/>*</text:span></text:p><text:p text:style-name="P31"><text:span text:style-name="T12">- Github Profile Expert</text:span></text:p><text:p text:style-name="P31"><text:span text:style-name="T12">* <text:s/>* <text:s/>* <text:s/>* <text:s/>* <text:s/>*</text:span></text:p><text:p text:style-name="P31"><text:span text:style-name="T5">- Expert Level PS</text:span></text:p><text:p text:style-name="P31"><text:span text:style-name="T5">* <text:s/>* <text:s/>* <text:s/>* <text:s/>* <text:s/>* <text:s/>*</text:span></text:p><text:p text:style-name="P31"><text:span text:style-name="T5">- Premiere Expert</text:span></text:p><text:p text:style-name="P31"><text:span text:style-name="T5">* <text:s/>* <text:s/>* <text:s/>*</text:span></text:p><text:p text:style-name="P31"><text:span text:style-name="T5">- JS Startup</text:span></text:p><text:p text:style-name="P31"><text:span text:style-name="T5">* <text:s/>* <text:s/>* <text:s/>* <text:s/>* <text:s/></text:span></text:p><text:p text:style-name="P31"><text:span text:style-name="T5">- Python Beginner</text:span></text:p><text:p text:style-name="P31"><text:span text:style-name="T5">* <text:s/>* <text:s/>* <text:s/>* <text:s/>*</text:span></text:p><text:p text:style-name="P31"><text:span text:style-name="T5">- Linux Beginner</text:span></text:p><text:p text:style-name="P31"><text:span text:style-name="T5">* <text:s/>* <text:s/>* <text:s/>*</text:span></text:p><text:p text:style-name="P31"><text:span text:style-name="T5">- Photoshop Expert</text:span></text:p><text:p text:style-name="P31"><text:span text:style-name="T5">* <text:s/>* <text:s/>*</text:span></text:p></draw:text-box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<draw:frame text:anchor-type="paragraph" draw:z-index="5" draw:name="Shape5" draw:style-name="gr3" draw:text-style-name="P29" svg:width="4.6461in" svg:height="0.198in" svg:x="-0.5701in" svg:y="0.1209in"><draw:text-box><text:p/></draw:text-box></draw:frame><draw:frame text:anchor-type="paragraph" draw:z-index="6" draw:name="Shape4_0" draw:style-name="gr2" draw:text-style-name="P28" svg:width="6.198in" svg:height="0.5512in" svg:x="-0.6429in" svg:y="-0.3252in"><draw:text-box><text:p text:style-name="P26"><text:span text:style-name="T10">Professional History:</text:span></text:p></draw:text-box></draw:frame></text:p>
      <text:p text:style-name="P4"/>
      <text:p text:style-name="P9"><text:span text:style-name="T2">20</text:span><text:span text:style-name="T3">11</text:span><text:span text:style-name="T2">-09 To Current<text:tab/></text:span><text:span text:style-name="T3">Graphic Designer At Tribune</text:span></text:p>
      <text:list xml:id="list709417464" text:style-name="L1">
        <text:list-item>
          <text:p text:style-name="P10"><text:span text:style-name="T6">G</text:span><text:span text:style-name="T1">raphic Designer In A Public Sector Company Tribune </text:span></text:p>
        </text:list-item>
        <text:list-item>
          <text:p text:style-name="P13">Manage all the starting to intermediate level Graphics work</text:p>
        </text:list-item>
        <text:list-item>
          <text:p text:style-name="P13">Handle the interface of Web Applications </text:p>
        </text:list-item>
        <text:list-item>
          <text:p text:style-name="P13"><draw:line text:anchor-type="paragraph" draw:z-index="9" draw:name="Shape6_0" draw:style-name="gr1" draw:text-style-name="P25" svg:x1="5.6035in" svg:y1="0.0146in" svg:x2="7.4787in" svg:y2="0.0146in"><text:p/></draw:line>Creates The GUI Of Major Mobile Applications</text:p>
        </text:list-item>
      </text:list>
      <text:p text:style-name="P9"><text:span text:style-name="T2">201</text:span><text:span text:style-name="T3">5</text:span><text:span text:style-name="T2">-05 To </text:span><text:span text:style-name="T3">Current</text:span><text:span text:style-name="T2"><text:tab/></text:span><text:span text:style-name="T3">Penetration Loop Holes Testing</text:span></text:p>
      <text:list xml:id="list4223701996" text:style-name="L2">
        <text:list-item>
          <text:p text:style-name="P22"><text:span text:style-name="T3">T</text:span><text:span text:style-name="T5">ested API’s</text:span></text:p>
        </text:list-item>
        <text:list-item>
          <text:p text:style-name="P14">Tested the Entry level loop holes of Websites</text:p>
        </text:list-item>
        <text:list-item>
          <text:p text:style-name="P14">Completed the DOS-sever testings.</text:p>
        </text:list-item>
      </text:list>
      <text:p text:style-name="P9"><text:span text:style-name="T2">20</text:span><text:span text:style-name="T3">20</text:span><text:span text:style-name="T2">-</text:span><text:span text:style-name="T3">12</text:span><text:span text:style-name="T2"> To </text:span><text:span text:style-name="T3">Current</text:span><text:span text:style-name="T2"><text:tab/></text:span><text:span text:style-name="T3">General Manager At Project X Roleplay</text:span></text:p>
      <text:list xml:id="list2887605459" text:style-name="L3">
        <text:list-item>
          <text:p text:style-name="P11"><text:span text:style-name="T6">M</text:span><text:span text:style-name="T1">oderating the Public</text:span></text:p>
        </text:list-item>
        <text:list-item>
          <text:p text:style-name="P15">Deals the general and public issues</text:p>
        </text:list-item>
        <text:list-item>
          <text:p text:style-name="P15">Arrange friendly level spaces</text:p>
        </text:list-item>
      </text:list>
      <text:p text:style-name="P8"><text:span text:style-name="T8">2021-09 To Current</text:span><text:tab/>Starting Level Graphic Designer At MLSA</text:p>
      <text:list xml:id="list1830147768" text:style-name="L4">
        <text:list-item>
          <text:p text:style-name="P16">Entry level Graphics Work</text:p>
        </text:list-item>
        <text:list-item>
          <text:p text:style-name="P16">Contribes in GUI Interface Team</text:p>
        </text:list-item>
      </text:list>
      <text:p text:style-name="P8"><text:span text:style-name="T8">2021-08 To Currrent</text:span><text:tab/>Video Graphics Member Of ACM</text:p>
      <text:list xml:id="list3137415182" text:style-name="L5">
        <text:list-item>
          <text:p text:style-name="P17">Video Editor for Events Trailer</text:p>
        </text:list-item>
        <text:list-item>
          <text:p text:style-name="P17">Analyzes the Pre-Made videos and handle the GUI Team</text:p>
          <text:p text:style-name="P23">2021-08 To 2022-01<text:tab/>Co-Head Graphic Designing IEEE</text:p>
        </text:list-item>
        <text:list-item>
          <text:p text:style-name="P18">Intermediate level poster creation</text:p>
        </text:list-item>
        <text:list-item>
          <text:p text:style-name="P18"><draw:frame text:anchor-type="paragraph" draw:z-index="7" draw:name="Shape4_1" draw:style-name="gr2" draw:text-style-name="P27" svg:width="6.198in" svg:height="0.5512in" svg:x="-0.6429in" svg:y="0.1839in"><draw:text-box><text:p text:style-name="P26"><text:span text:style-name="T10">Education:</text:span></text:p></draw:text-box></draw:frame>Event banner creation</text:p>
        </text:list-item>
        <text:list-item>
          <text:p text:style-name="P18">Regulating the GUI Team</text:p>
        </text:list-item>
      </text:list>
      <text:p text:style-name="P6"/>
      <text:p text:style-name="P6"/>
      <text:p text:style-name="P7">2020-09 To Current<text:tab/>Bachelor Of Computer Science </text:p>
      <text:list xml:id="list1880508851" text:style-name="L6">
        <text:list-item>
          <text:p text:style-name="P19">Intermediate Level Programming</text:p>
        </text:list-item>
        <text:list-item>
          <text:p text:style-name="P19">Specifying The Suitable Algorithms <text:span text:style-name="T9">And </text:span>Working With Pre-Build Algorithm<text:span text:style-name="T9">s</text:span></text:p>
        </text:list-item>
      </text:list>
      <text:p text:style-name="P9"><text:span text:style-name="T2">2018-08 To 202</text:span><text:span text:style-name="T4">0</text:span><text:span text:style-name="T2">-08<text:tab/>Higher Education</text:span></text:p>
      <text:list xml:id="list764682451" text:style-name="L7">
        <text:list-item>
          <text:p text:style-name="P12"><text:span text:style-name="T7">C</text:span><text:span text:style-name="T1">ompleted the Higher Education In Pr-Engineering</text:span></text:p>
        </text:list-item>
        <text:list-item>
          <text:p text:style-name="P20">Specifications In Chemistry And In-Organic Compounds</text:p>
          <text:p text:style-name="P24">2004-03 To 2017-06<text:tab/>School Level Education: Cellular Biology </text:p>
        </text:list-item>
        <text:list-item>
          <text:p text:style-name="P21">Studied Biology At Matriculation Level</text:p>
        </text:list-item>
        <text:list-item>
          <text:p text:style-name="P21">Micro Biology And Cellular Analyzation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2" svg:font-family="Cali"/>
    <style:font-face style:name="Calib1" svg:font-family="Calib"/>
    <style:font-face style:name="Lohit Devanagari1" svg:font-family="'Lohit Devanagari'"/>
    <style:font-face style:name="Cali" svg:font-family="Cali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Cali1" svg:font-family="Cali" style:font-pitch="variable"/>
    <style:font-face style:name="Calib" svg:font-family="Calib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2:27:46.713477145</meta:creation-date>
    <dc:date>2022-06-19T13:51:25.114793695</dc:date>
    <meta:editing-duration>PT44M3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18" meta:character-count="1341" meta:non-whitespace-character-count="1177"/>
  </office:meta>
</office:document-meta>
</file>